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73cd" officeooo:paragraph-rsid="000673cd"/>
    </style:style>
    <style:style style:name="P2" style:family="paragraph" style:parent-style-name="Standard">
      <style:text-properties style:use-window-font-color="true" style:font-name="Droid Sans Mono" fo:font-size="10.5pt" fo:font-weight="normal" officeooo:rsid="000673cd" officeooo:paragraph-rsid="000673cd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0673cd" fo:background-color="transparent"/>
    </style:style>
    <style:style style:name="P5" style:family="paragraph" style:parent-style-name="Standard">
      <style:text-properties style:use-window-font-color="true" officeooo:rsid="000673cd" officeooo:paragraph-rsid="000673cd" fo:background-color="transparent"/>
    </style:style>
    <style:style style:name="P6" style:family="paragraph" style:parent-style-name="Standard">
      <style:paragraph-properties style:line-height-at-least="0.503cm"/>
      <style:text-properties fo:color="#ed1c24" style:font-name="Droid Sans Mono" fo:font-size="10.5pt" fo:font-weight="normal" officeooo:rsid="000673cd" officeooo:paragraph-rsid="000673cd" fo:background-color="transparent"/>
    </style:style>
    <style:style style:name="T1" style:family="text">
      <style:text-properties officeooo:rsid="000673cd"/>
    </style:style>
    <style:style style:name="T2" style:family="text">
      <style:text-properties fo:color="#ed1c24"/>
    </style:style>
    <style:style style:name="T3" style:family="text">
      <style:text-properties fo:color="#ed1c24" officeooo:rsid="000673cd"/>
    </style:style>
    <style:style style:name="T4" style:family="text">
      <style:text-properties fo:color="#ed1c24" officeooo:rsid="0008446c"/>
    </style:style>
    <style:style style:name="T5" style:family="text">
      <style:text-properties fo:color="#ce181e"/>
    </style:style>
    <style:style style:name="T6" style:family="text">
      <style:text-properties fo:color="#ce181e" officeooo:rsid="0008446c"/>
    </style:style>
    <style:style style:name="T7" style:family="text">
      <style:text-properties fo:color="#ce181e" officeooo:rsid="0008f5bd"/>
    </style:style>
    <style:style style:name="T8" style:family="text">
      <style:text-properties fo:color="#ce181e" officeooo:rsid="000a8dbf"/>
    </style:style>
    <style:style style:name="T9" style:family="text">
      <style:text-properties fo:color="#ce181e" officeooo:rsid="000bc1e2"/>
    </style:style>
    <style:style style:name="T10" style:family="text">
      <style:text-properties officeooo:rsid="000bc1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ICIO 4</text:p>
      <text:p text:style-name="P1"/>
      <text:p text:style-name="P1"/>
      <text:p text:style-name="P2">/ <text:span text:style-name="T2">*</text:span> <text:span text:style-name="T2">→ falta asterisco.</text:span></text:p>
      <text:p text:style-name="P3">2. operadoresaritmeticos.java</text:p>
      <text:p text:style-name="P3">3. Programa que muestra el uso de los operadores aritméticos</text:p>
      <text:p text:style-name="P4">4. <text:span text:style-name="T2">*</text:span>/ <text:span text:style-name="T1"><text:s/></text:span><text:span text:style-name="T3">→ falta asterisco.</text:span></text:p>
      <text:p text:style-name="P3">5. public class operadoresaritmeticos {</text:p>
      <text:p text:style-name="P3">6. public static <text:span text:style-name="T6">void</text:span> main(String[] args) <text:span text:style-name="T3">{ → falta </text:span><text:span text:style-name="T4">el void y el</text:span><text:span text:style-name="T3"> abre llave.</text:span></text:p>
      <text:p text:style-name="P3">7. short x = 7;</text:p>
      <text:p text:style-name="P3">8. int y = 5;</text:p>
      <text:p text:style-name="P3">9. float f1 = 13.5<text:span text:style-name="T6">f</text:span>; <text:span text:style-name="T5">→</text:span><text:span text:style-name="T6"> falta la f de float.</text:span></text:p>
      <text:p text:style-name="P3">10. float f2 = 8f;</text:p>
      <text:p text:style-name="P3">11. System.out.print<text:span text:style-name="T8">f</text:span>("El valor de x es <text:span text:style-name="T5">%</text:span><text:span text:style-name="T8">d</text:span> y el valor de y es <text:span text:style-name="T5">%</text:span><text:span text:style-name="T8">d \n</text:span>",<text:span text:style-name="T5"> </text:span><text:span text:style-name="T8">x,</text:span> y); <text:span text:style-name="T5">→</text:span><text:span text:style-name="T7"> tiene que ser print</text:span><text:span text:style-name="T8">f y la x tiene que ir al final junto con la “y” añadir el %d de “y” y salto de linea “\n”</text:span></text:p>
      <text:p text:style-name="P3">12. System.out.println("El resultado de x + y es " + (x + y));</text:p>
      <text:p text:style-name="P3">13. System.out.println("El resultado de x - y es " + (x - y));</text:p>
      <text:p text:style-name="P3">14. System.out.printf("División entera: x / y = <text:s/><text:span text:style-name="T5">%</text:span><text:span text:style-name="T9">d \n</text:span>",(x/y)); <text:span text:style-name="T5">→</text:span><text:span text:style-name="T9"> eliminar “\n%s%s\n” al final añadir %d para imprimir numeros enteros e introducir todo en una misma cadena de texto.</text:span></text:p>
      <text:p text:style-name="P3">15. System.out.println("Resto de la división entera: x % y = " + (x % y));</text:p>
      <text:p text:style-name="P3">16. System.out.printf("El valor de f1 es %f y el de f2 es %f\n",f1,f2);</text:p>
      <text:p text:style-name="P3">17. System.out.println("El resultado de f1 / f2 es " + (f1 / f2)) <text:span text:style-name="T2">; →</text:span><text:span text:style-name="T3"> falta punto y coma.</text:span></text:p>
      <text:p text:style-name="P3">18. }</text:p>
      <text:p text:style-name="P6">} → falta cierra llav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00:41:18.147118010</meta:creation-date>
    <dc:date>2017-10-15T14:19:24.828311053</dc:date>
    <meta:editing-duration>PT34M12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20" meta:word-count="223" meta:character-count="1105" meta:non-whitespace-character-count="900"/>
  </office:meta>
</office:document-meta>
</file>